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30_11-05-48_000.jpg</text:p>
          </table:table-cell>
          <table:table-cell table:style-name="ce19" office:value-type="string">
            <text:p>:PHOTO 記録 / 文書：コレポン　/ #*# / about=コロナワクチン予約：福島内科医院,other=予約できた：９月１１日土、５：１０PM / N~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2]=&quot;&quot;;[.C2];CONCATENATE([.C2];&quot; / &quot;;[.E2]))" office:value-type="string" office:string-value=":PHOTO 記録 / 文書：コレポン　/ #*# / about=コロナワクチン予約：福島内科医院,other=予約できた：９月１１日土、５：１０PM / N~">
            <text:p>:PHOTO 記録 / 文書：コレポン　/ #*# / about=コロナワクチン予約：福島内科医院,other=予約できた：９月１１日土、５：１０PM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30_11-06-32_000.jpg</text:p>
          </table:table-cell>
          <table:table-cell table:style-name="ce19" office:value-type="string">
            <text:p>:PHOTO 記録 / 文書：コレポン　/ #*# / about=コロナワクチン予約：福島内科医院,other=やりとりのための、想定の応答文章：話しの切り出し、他 / N~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3]=&quot;&quot;;[.C3];CONCATENATE([.C3];&quot; / &quot;;[.E3]))" office:value-type="string" office:string-value=":PHOTO 記録 / 文書：コレポン　/ #*# / about=コロナワクチン予約：福島内科医院,other=やりとりのための、想定の応答文章：話しの切り出し、他 / N~">
            <text:p>:PHOTO 記録 / 文書：コレポン　/ #*# / about=コロナワクチン予約：福島内科医院,other=やりとりのための、想定の応答文章：話しの切り出し、他 / N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30_11-58-26_000.jpg</text:p>
          </table:table-cell>
          <table:table-cell table:style-name="ce19" office:value-type="string">
            <text:p>:m RES 1*1 / free# JVEMV6 68#_80:1 / 68. theoretical-physics(tp) / w=~,topics=多変数関数,other=~,s=~,i=~,doc=r-5-2~7#4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4]=&quot;&quot;;[.C4];CONCATENATE([.C4];&quot; / &quot;;[.E4]))" office:value-type="string" office:string-value=":m RES 1*1 / free# JVEMV6 68#_80:1 / 68. theoretical-physics(tp) / w=~,topics=多変数関数,other=~,s=~,i=~,doc=r-5-2~7#4">
            <text:p>:m RES 1*1 / free# JVEMV6 68#_80:1 / 68. theoretical-physics(tp) / w=~,topics=多変数関数,other=~,s=~,i=~,doc=r-5-2~7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30_12-35-1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8-30_15-55-03_000.jpg</text:p>
          </table:table-cell>
          <table:table-cell table:style-name="ce19" office:value-type="string">
            <text:p>:m RES 1*3 / free# JVEMV6 68#_80:2 / 68. theoretical-physics(tp) / w=~,topics=偏微分,other=calc+:(x*y/(x^2+y^2));i-1.1,s=~,i=~,doc=r-5-2~8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6]=&quot;&quot;;[.C6];CONCATENATE([.C6];&quot; / &quot;;[.E6]))" office:value-type="string" office:string-value=":m RES 1*3 / free# JVEMV6 68#_80:2 / 68. theoretical-physics(tp) / w=~,topics=偏微分,other=calc+:(x*y/(x^2+y^2));i-1.1,s=~,i=~,doc=r-5-2~8">
            <text:p>:m RES 1*3 / free# JVEMV6 68#_80:2 / 68. theoretical-physics(tp) / w=~,topics=偏微分,other=calc+:(x*y/(x^2+y^2));i-1.1,s=~,i=~,doc=r-5-2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30_15-55-21_000.jpg</text:p>
          </table:table-cell>
          <table:table-cell table:style-name="ce19" office:value-type="string">
            <text:p>:m RES 2*3 / free# JVEMV6 68#_80:2 / 68. theoretical-physics(tp) / w=~,topics=偏微分,other=calc+:(x*y/(x^2+y^2));i-1.1,s=~,i=~,doc=r-5-2~8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7]=&quot;&quot;;[.C7];CONCATENATE([.C7];&quot; / &quot;;[.E7]))" office:value-type="string" office:string-value=":m RES 2*3 / free# JVEMV6 68#_80:2 / 68. theoretical-physics(tp) / w=~,topics=偏微分,other=calc+:(x*y/(x^2+y^2));i-1.1,s=~,i=~,doc=r-5-2~8">
            <text:p>:m RES 2*3 / free# JVEMV6 68#_80:2 / 68. theoretical-physics(tp) / w=~,topics=偏微分,other=calc+:(x*y/(x^2+y^2));i-1.1,s=~,i=~,doc=r-5-2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30_15-55-50_000.jpg</text:p>
          </table:table-cell>
          <table:table-cell table:style-name="ce20" office:value-type="string">
            <text:p>:m RES 3*3 / free# JVEMV6 68#_80:2 / 68. theoretical-physics(tp) / w=(C=df(x,y)/dh),topics=偏微分,other=~,s=~,i=~,doc=r-5-2~8#4.3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8]=&quot;&quot;;[.C8];CONCATENATE([.C8];&quot; / &quot;;[.E8]))" office:value-type="string" office:string-value=":m RES 3*3 / free# JVEMV6 68#_80:2 / 68. theoretical-physics(tp) / w=(C=df(x,y)/dh),topics=偏微分,other=~,s=~,i=~,doc=r-5-2~8#4.3">
            <text:p>:m RES 3*3 / free# JVEMV6 68#_80:2 / 68. theoretical-physics(tp) / w=(C=df(x,y)/dh),topics=偏微分,other=~,s=~,i=~,doc=r-5-2~8#4.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30_18-08-34_000.jpg</text:p>
          </table:table-cell>
          <table:table-cell table:style-name="ce17" office:value-type="string">
            <text:p>:m RES 1*1 / free# JVEMV6 68#_80:3 / 68. theoretical-physics(tp) / w=~,topics=C^n級関数,other=Q-1.1;Q-1.2;Q-1.3,s=~,i=~,doc=r-5-2~8#6</text:p>
          </table:table-cell>
          <table:table-cell table:style-name="ce19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9]=&quot;&quot;;[.C9];CONCATENATE([.C9];&quot; / &quot;;[.E9]))" office:value-type="string" office:string-value=":m RES 1*1 / free# JVEMV6 68#_80:3 / 68. theoretical-physics(tp) / w=~,topics=C^n級関数,other=Q-1.1;Q-1.2;Q-1.3,s=~,i=~,doc=r-5-2~8#6">
            <text:p>:m RES 1*1 / free# JVEMV6 68#_80:3 / 68. theoretical-physics(tp) / w=~,topics=C^n級関数,other=Q-1.1;Q-1.2;Q-1.3,s=~,i=~,doc=r-5-2~8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30_20-41-1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336364 E-139-34-44.051513</text:p>
          </table:table-cell>
          <table:table-cell table:style-name="ce38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8-31_07-24-12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31.430053 E-139-34-55.751953</text:p>
          </table:table-cell>
          <table:table-cell table:style-name="ce38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31_08-08-43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8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12]=&quot;&quot;;[.C12];CONCATENATE([.C12];&quot; / &quot;;[.E12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31_08-08-50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783325 E-139-34-55.202636</text:p>
          </table:table-cell>
          <table:table-cell table:style-name="ce38" table:formula="of:=IF([.E13]=&quot;&quot;;[.C13];CONCATENATE([.C13];&quot; / &quot;;[.E13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文書：コレポン　/ #*# / about=コロナワクチン予約：福島内科医院,other=予約できた：９月１１日土、５：１０PM / N~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 / 文書：コレポン　/ #*# / about=コロナワクチン予約：福島内科医院,other=やりとりのための、想定の応答文章：話しの切り出し、他 / N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RES 1*1 / free# JVEMV6 68#_80:1 / 68. theoretical-physics(tp) / w=~,topics=多変数関数,other=~,s=~,i=~,doc=r-5-2~7#4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qq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other / log / 寝る前　ウェブ閲覧　記録　（for オナニー） / 未了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1">2021/08/31</text:date>, <text:time>09:25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31T09:25:16.06</dc:date>
    <dc:creator>iwabuchi ken</dc:creator>
    <meta:editing-duration>P36DT6H49M58S</meta:editing-duration>
    <meta:editing-cycles>13247</meta:editing-cycles>
    <meta:document-statistic meta:table-count="1" meta:cell-count="442" meta:object-count="0"/>
  </office:meta>
</office:document-meta>
</file>